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4pt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24pt"/>
    </style:style>
    <style:style style:name="P5" style:family="paragraph">
      <style:text-properties fo:font-size="24pt"/>
    </style:style>
    <style:style style:name="P6" style:family="paragraph">
      <loext:graphic-properties draw:fill="none" draw:fill-color="#ffffff"/>
      <style:paragraph-properties fo:text-align="start"/>
      <style:text-properties style:font-name="Segoe UI Semibold" fo:font-size="24pt" style:font-size-asian="24pt" style:font-size-complex="24pt"/>
    </style:style>
    <style:style style:name="P7" style:family="paragraph">
      <loext:graphic-properties draw:fill="none" draw:fill-color="#ffffff"/>
      <style:paragraph-properties fo:text-align="start"/>
      <style:text-properties style:font-name="Segoe UI Semibold" fo:font-size="24pt" fo:font-style="italic" style:font-size-asian="24pt" style:font-style-asian="italic" style:font-size-complex="24pt" style:font-style-complex="italic"/>
    </style:style>
    <style:style style:name="P8" style:family="paragraph">
      <loext:graphic-properties draw:fill="none" draw:fill-color="#ffffff"/>
      <style:text-properties style:font-name="Segoe UI Semibold" fo:font-size="24pt" style:font-size-asian="24pt" style:font-size-complex="24pt"/>
    </style:style>
    <style:style style:name="P9" style:family="paragraph">
      <loext:graphic-properties draw:fill="none" draw:fill-color="#ffffff"/>
      <style:text-properties style:font-name="Segoe UI Semibold" fo:font-size="24pt" fo:font-style="italic" style:font-size-asian="24pt" style:font-style-asian="italic" style:font-size-complex="24pt" style:font-style-complex="italic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5" style:family="text">
      <style:text-properties style:text-position="super 58%" style:font-name="Segoe UI Semibold" fo:font-size="32pt" style:font-size-asian="32pt" style:font-size-complex="32pt"/>
    </style:style>
    <style:style style:name="T6" style:family="text">
      <style:text-properties style:font-name="Segoe UI Semibold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063cm" svg:x="1.524cm" svg:y="0.762cm">
          <draw:text-box>
            <text:p text:style-name="P1"><text:span text:style-name="T1">OLD TESTAMENT</text:span></text:p>
            <text:p text:style-name="P1"><text:span text:style-name="T2">Isaiah 49:1–9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6" draw:layer="layout" svg:width="24.892cm" svg:height="7.766cm" svg:x="1.524cm" svg:y="0.762cm">
          <draw:text-box>
            <text:p text:style-name="P4"><text:span text:style-name="T3">1</text:span><text:span text:style-name="T4">Listen to me, O coastlands,</text:span></text:p>
            <text:p text:style-name="P5"><text:span text:style-name="T4">and give attention, you peoples from afar.</text:span></text:p>
            <text:p text:style-name="P5"><text:span text:style-name="T4">The LORD called me from the womb,</text:span></text:p>
            <text:p text:style-name="P5"><text:span text:style-name="T4">from the body of my mother he named my na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4" draw:text-style-name="P6" draw:layer="layout" svg:width="24.892cm" svg:height="6.263cm" svg:x="1.524cm" svg:y="0.762cm">
          <draw:text-box>
            <text:p text:style-name="P4"><text:span text:style-name="T3">2</text:span><text:span text:style-name="T4">He made my mouth like a sharp sword;</text:span></text:p>
            <text:p text:style-name="P5"><text:span text:style-name="T4">in the shadow of his hand he hid me;</text:span></text:p>
            <text:p text:style-name="P5"><text:span text:style-name="T4">he made me a polished arrow;</text:span></text:p>
            <text:p text:style-name="P5"><text:span text:style-name="T4">in his quiver he hid me awa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3" draw:text-style-name="P6" draw:layer="layout" svg:width="24.892cm" svg:height="7.766cm" svg:x="1.524cm" svg:y="0.762cm">
          <draw:text-box>
            <text:p text:style-name="P4"><text:span text:style-name="T3">3</text:span><text:span text:style-name="T4">And he said to me, “You are my servant,</text:span></text:p>
            <text:p text:style-name="P5"><text:span text:style-name="T4">Israel, in whom I will be glorified.”</text:span></text:p>
            <text:p text:style-name="P5"><text:span text:style-name="T3">4</text:span><text:span text:style-name="T4">But I said, “I have labored in vain;</text:span></text:p>
            <text:p text:style-name="P5"><text:span text:style-name="T4">I have spent my strength for nothing and vanity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3" draw:text-style-name="P6" draw:layer="layout" svg:width="24.892cm" svg:height="7.766cm" svg:x="1.524cm" svg:y="0.762cm">
          <draw:text-box>
            <text:p text:style-name="P4"><text:span text:style-name="T4">yet surely my right is with the LORD,</text:span></text:p>
            <text:p text:style-name="P5"><text:span text:style-name="T4">and my recompense with my God.”</text:span></text:p>
            <text:p text:style-name="P5"><text:span text:style-name="T3">5</text:span><text:span text:style-name="T4">And now the LORD says,</text:span></text:p>
            <text:p text:style-name="P5"><text:span text:style-name="T4">he who formed me from the womb to be his servant, to bring Jacob back to him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4" draw:text-style-name="P7" draw:layer="layout" svg:width="24.892cm" svg:height="6.263cm" svg:x="1.524cm" svg:y="0.762cm">
          <draw:text-box>
            <text:p text:style-name="P4"><text:span text:style-name="T4">and that Israel might be gathered to him—</text:span></text:p>
            <text:p text:style-name="P5"><text:span text:style-name="T4">for I am honored in the eyes of the LORD,</text:span></text:p>
            <text:p text:style-name="P5"><text:span text:style-name="T4">and my God has become my strength—</text:span></text:p>
            <text:p text:style-name="P5"><text:span text:style-name="T3">6</text:span><text:span text:style-name="T4">he says: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5" draw:text-style-name="P8" draw:layer="layout" svg:width="24.892cm" svg:height="4.826cm" svg:x="1.524cm" svg:y="0.762cm">
          <draw:text-box>
            <text:p text:style-name="P5"><text:span text:style-name="T4">“</text:span><text:span text:style-name="T4">It is too light a thing that you should be my servant to raise up the tribes of Jacob</text:span></text:p>
            <text:p text:style-name="P5"><text:span text:style-name="T4">and to bring back the preserved of Israel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>
        <draw:frame draw:style-name="gr5" draw:text-style-name="P8" draw:layer="layout" svg:width="24.892cm" svg:height="4.826cm" svg:x="1.524cm" svg:y="0.762cm">
          <draw:text-box>
            <text:p text:style-name="P5"><text:span text:style-name="T4">I will make you as a light for the nations,</text:span></text:p>
            <text:p text:style-name="P5"><text:span text:style-name="T4">that my salvation may reach to the end of the earth.” </text:span></text:p>
          </draw:text-box>
        </draw:frame>
        <presentation:notes draw:style-name="dp10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1" draw:master-page-name="Default">
        <draw:frame draw:style-name="gr4" draw:text-style-name="P9" draw:layer="layout" svg:width="24.892cm" svg:height="6.263cm" svg:x="1.524cm" svg:y="0.762cm">
          <draw:text-box>
            <text:p text:style-name="P5"><text:span text:style-name="T3">7</text:span><text:span text:style-name="T4">Thus says the LORD,</text:span></text:p>
            <text:p text:style-name="P5"><text:span text:style-name="T4">the Redeemer of Israel and his Holy One,</text:span></text:p>
            <text:p text:style-name="P5"><text:span text:style-name="T4">to one deeply despised, abhorred by the nation, the servant of rulers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2" draw:master-page-name="Default">
        <draw:frame draw:style-name="gr4" draw:text-style-name="P8" draw:layer="layout" svg:width="24.892cm" svg:height="6.263cm" svg:x="1.524cm" svg:y="0.762cm">
          <draw:text-box>
            <text:p text:style-name="P5"><text:span text:style-name="T4">“</text:span><text:span text:style-name="T4">Kings shall see and arise;</text:span></text:p>
            <text:p text:style-name="P5"><text:span text:style-name="T4">princes, and they shall prostrate themselves;</text:span></text:p>
            <text:p text:style-name="P5"><text:span text:style-name="T4">because of the LORD, who is faithful,</text:span></text:p>
            <text:p text:style-name="P5"><text:span text:style-name="T4">the Holy One of Israel, who has chosen you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3" draw:master-page-name="Default">
        <draw:frame draw:style-name="gr3" draw:text-style-name="P8" draw:layer="layout" svg:width="24.892cm" svg:height="7.766cm" svg:x="1.524cm" svg:y="0.762cm">
          <draw:text-box>
            <text:p text:style-name="P5"><text:span text:style-name="T3">8</text:span><text:span text:style-name="T4">Thus says the LORD:</text:span></text:p>
            <text:p text:style-name="P5"><text:span text:style-name="T4">“</text:span><text:span text:style-name="T4">In a time of favor I have answered you;</text:span></text:p>
            <text:p text:style-name="P5"><text:span text:style-name="T4">in a day of salvation I have helped you;</text:span></text:p>
            <text:p text:style-name="P5"><text:span text:style-name="T4">I will keep you and give you</text:span></text:p>
            <text:p text:style-name="P5"><text:span text:style-name="T4">as a covenant to the peopl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4" draw:master-page-name="Default">
        <draw:frame draw:style-name="gr4" draw:text-style-name="P8" draw:layer="layout" svg:width="24.892cm" svg:height="6.263cm" svg:x="1.524cm" svg:y="0.762cm">
          <draw:text-box>
            <text:p text:style-name="P5"><text:span text:style-name="T4">to establish the land,</text:span></text:p>
            <text:p text:style-name="P5"><text:span text:style-name="T4">to apportion the desolate heritages,</text:span></text:p>
            <text:p text:style-name="P5"><text:span text:style-name="T5">9</text:span><text:span text:style-name="T6">saying to the prisoners, ‘Come out,’</text:span></text:p>
            <text:p text:style-name="P5"><text:span text:style-name="T6">to those who are in darkness, ‘Appear.’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5" draw:master-page-name="Default">
        <draw:frame draw:style-name="gr6" draw:text-style-name="P8" draw:layer="layout" svg:width="24.892cm" svg:height="3.81cm" svg:x="1.524cm" svg:y="0.762cm">
          <draw:text-box>
            <text:p text:style-name="P5"><text:span text:style-name="T6">They shall feed along the ways;</text:span></text:p>
            <text:p text:style-name="P5"><text:span text:style-name="T6">on all bare heights shall be their pasture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6521D4F7A22AE6D8.jpg" xlink:type="simple" xlink:show="embed" xlink:actuate="onLoad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13" draw:display-name="Bitmap 13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16:33:58.486000000</meta:creation-date>
    <dc:date>2019-04-02T11:08:19.064000000</dc:date>
    <meta:editing-duration>PT31M36S</meta:editing-duration>
    <meta:editing-cycles>5</meta:editing-cycles>
    <meta:generator>LibreOffice/6.1.5.2$Windows_X86_64 LibreOffice_project/90f8dcf33c87b3705e78202e3df5142b201bd805</meta:generator>
    <meta:document-statistic meta:object-count="60"/>
  </office:meta>
</office:document-meta>
</file>